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self.getTerm('foldermakers', 'belgacom'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self.getTerm('foldermakers', 'belgacom').getFormattedDescription(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22:07</dc:date>
    <dc:language>fr-FR</dc:language>
    <meta:editing-cycles>67</meta:editing-cycles>
    <meta:editing-duration>P1DT12H18M28S</meta:editing-duration>
    <dc:creator>sde </dc:creator>
    <meta:document-statistic meta:table-count="0" meta:image-count="0" meta:object-count="0" meta:page-count="1" meta:paragraph-count="18" meta:word-count="111" meta:character-count="956"/>
    <meta:user-defined meta:name="Info 1"/>
    <meta:user-defined meta:name="Info 2"/>
    <meta:user-defined meta:name="Info 3"/>
    <meta:user-defined meta:name="Info 4"/>
  </office:meta>
</office:document-meta>
</file>